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Chamonix</text:p>
          </table:table-cell>
          <table:table-cell office:value-type="string">
            <text:p>Sud Africa</text:p>
          </table:table-cell>
          <table:table-cell office:value-type="string">
            <text:p>2018</text:p>
          </table:table-cell>
          <table:table-cell office:value-type="string">
            <text:p>IWSA</text:p>
          </table:table-cell>
          <table:table-cell office:value-type="string">
            <text:p>No</text:p>
          </table:table-cell>
          <table:table-cell office:value-type="string">
            <text:p>Chardonnay 100%</text:p>
          </table:table-cell>
          <table:table-cell office:value-type="string">
            <text:p>34.8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Ceretto</text:p>
          </table:table-cell>
          <table:table-cell office:value-type="string">
            <text:p>Asti</text:p>
          </table:table-cell>
          <table:table-cell office:value-type="string">
            <text:p>2021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Moscato 100%</text:p>
          </table:table-cell>
          <table:table-cell office:value-type="string">
            <text:p>16.2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Spera</text:p>
          </table:table-cell>
          <table:table-cell office:value-type="string">
            <text:p>Gallura</text:p>
          </table:table-cell>
          <table:table-cell office:value-type="string">
            <text:p>2019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Vermentino 100%</text:p>
          </table:table-cell>
          <table:table-cell office:value-type="string">
            <text:p>9.73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Tignanello</text:p>
          </table:table-cell>
          <table:table-cell office:value-type="string">
            <text:p>San Casciano in Val di Pesa</text:p>
          </table:table-cell>
          <table:table-cell office:value-type="string">
            <text:p>2018</text:p>
          </table:table-cell>
          <table:table-cell office:value-type="string">
            <text:p>IGT</text:p>
          </table:table-cell>
          <table:table-cell office:value-type="string">
            <text:p>Si</text:p>
          </table:table-cell>
          <table:table-cell office:value-type="string">
            <text:p>Sangiovese 80%, Cabernet Sauvignon 15%, Cabernet Franc 5%</text:p>
          </table:table-cell>
          <table:table-cell office:value-type="string">
            <text:p>117.21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Roero</text:p>
          </table:table-cell>
          <table:table-cell office:value-type="string">
            <text:p>San Michele</text:p>
          </table:table-cell>
          <table:table-cell office:value-type="string">
            <text:p>2019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Arneis 100%</text:p>
          </table:table-cell>
          <table:table-cell office:value-type="string">
            <text:p>6.3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Marques</text:p>
          </table:table-cell>
          <table:table-cell office:value-type="string">
            <text:p>Rioja</text:p>
          </table:table-cell>
          <table:table-cell office:value-type="string">
            <text:p>2020</text:p>
          </table:table-cell>
          <table:table-cell office:value-type="string">
            <text:p>AOC</text:p>
          </table:table-cell>
          <table:table-cell office:value-type="string">
            <text:p>No</text:p>
          </table:table-cell>
          <table:table-cell office:value-type="string">
            <text:p>Tempranillo 100%</text:p>
          </table:table-cell>
          <table:table-cell office:value-type="string">
            <text:p>10.7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ValdelleCorti</text:p>
          </table:table-cell>
          <table:table-cell office:value-type="string">
            <text:p>Chianti</text:p>
          </table:table-cell>
          <table:table-cell office:value-type="string">
            <text:p>2020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Sangiovese 100%</text:p>
          </table:table-cell>
          <table:table-cell office:value-type="string">
            <text:p>33.22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runello</text:p>
          </table:table-cell>
          <table:table-cell office:value-type="string">
            <text:p>Montalcino</text:p>
          </table:table-cell>
          <table:table-cell office:value-type="string">
            <text:p>2013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Sangiovese 100%</text:p>
          </table:table-cell>
          <table:table-cell office:value-type="string">
            <text:p>490.0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Solaia</text:p>
          </table:table-cell>
          <table:table-cell office:value-type="string">
            <text:p>San Casciano in Val di Pesa</text:p>
          </table:table-cell>
          <table:table-cell office:value-type="string">
            <text:p>2017</text:p>
          </table:table-cell>
          <table:table-cell office:value-type="string">
            <text:p>IGT</text:p>
          </table:table-cell>
          <table:table-cell office:value-type="string">
            <text:p>No</text:p>
          </table:table-cell>
          <table:table-cell office:value-type="string">
            <text:p>Cabernet Sauvignon 75%, Sangiovese 20%, Cabernet Franc 5%</text:p>
          </table:table-cell>
          <table:table-cell office:value-type="string">
            <text:p>269.0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Voria</text:p>
          </table:table-cell>
          <table:table-cell office:value-type="string">
            <text:p>Porta del Vento</text:p>
          </table:table-cell>
          <table:table-cell office:value-type="string">
            <text:p>2018</text:p>
          </table:table-cell>
          <table:table-cell office:value-type="string">
            <text:p>DOCG</text:p>
          </table:table-cell>
          <table:table-cell office:value-type="string">
            <text:p>Si</text:p>
          </table:table-cell>
          <table:table-cell office:value-type="string">
            <text:p>Perricone 100%</text:p>
          </table:table-cell>
          <table:table-cell office:value-type="string">
            <text:p>12.9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Alsace</text:p>
          </table:table-cell>
          <table:table-cell office:value-type="string">
            <text:p>Barr</text:p>
          </table:table-cell>
          <table:table-cell office:value-type="string">
            <text:p>2020</text:p>
          </table:table-cell>
          <table:table-cell office:value-type="string">
            <text:p>AOC</text:p>
          </table:table-cell>
          <table:table-cell office:value-type="string">
            <text:p>No</text:p>
          </table:table-cell>
          <table:table-cell office:value-type="string">
            <text:p>Riesling 100%</text:p>
          </table:table-cell>
          <table:table-cell office:value-type="string">
            <text:p>17.5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Panizzi</text:p>
          </table:table-cell>
          <table:table-cell office:value-type="string">
            <text:p>San Gimignano</text:p>
          </table:table-cell>
          <table:table-cell office:value-type="string">
            <text:p>2020</text:p>
          </table:table-cell>
          <table:table-cell office:value-type="string">
            <text:p>DOCG</text:p>
          </table:table-cell>
          <table:table-cell office:value-type="string">
            <text:p>Si</text:p>
          </table:table-cell>
          <table:table-cell office:value-type="string">
            <text:p>Vernaccia 100%</text:p>
          </table:table-cell>
          <table:table-cell office:value-type="string">
            <text:p>15.91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olgheriSassicaia</text:p>
          </table:table-cell>
          <table:table-cell office:value-type="string">
            <text:p>Castagneto Carducci</text:p>
          </table:table-cell>
          <table:table-cell office:value-type="string">
            <text:p>2018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abernet Sauvignon 85%, Cabernet Franc 15%</text:p>
          </table:table-cell>
          <table:table-cell office:value-type="string">
            <text:p>260.0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Vulcano</text:p>
          </table:table-cell>
          <table:table-cell office:value-type="string">
            <text:p>Lanzarote</text:p>
          </table:table-cell>
          <table:table-cell office:value-type="string">
            <text:p>2018</text:p>
          </table:table-cell>
          <table:table-cell office:value-type="string">
            <text:p>AOC</text:p>
          </table:table-cell>
          <table:table-cell office:value-type="string">
            <text:p>No</text:p>
          </table:table-cell>
          <table:table-cell office:value-type="string">
            <text:p>Listan Nero 100%</text:p>
          </table:table-cell>
          <table:table-cell office:value-type="string">
            <text:p>28.5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Nobile</text:p>
          </table:table-cell>
          <table:table-cell office:value-type="string">
            <text:p>Montepulciano</text:p>
          </table:table-cell>
          <table:table-cell office:value-type="string">
            <text:p>2018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Prugnolo Gentile 100%</text:p>
          </table:table-cell>
          <table:table-cell office:value-type="string">
            <text:p>15.0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Temi</text:p>
          </table:table-cell>
          <table:table-cell office:value-type="string">
            <text:p>Piemonte</text:p>
          </table:table-cell>
          <table:table-cell office:value-type="string">
            <text:p>2016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ortese 100%</text:p>
          </table:table-cell>
          <table:table-cell office:value-type="string">
            <text:p>25.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